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est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3">25/01/2016</text:p>
      <text:p text:style-name="P3"><text:tab/>•<text:tab/>Création de l’UML de notre jeu via GenMyModel. (Equipe)</text:p>
      <text:p text:style-name="P3"><text:tab/>•<text:tab/>Factorisation des Walls dans Universe.java. (Aymeric)</text:p>
      <text:p text:style-name="P3"><text:tab/>•<text:tab/>Création de Mocks et mise a jour des tests d’Entity.(Aymeric)</text:p>
      <text:p text:style-name="P3"><text:tab/>•<text:tab/>Changement de variables(passage en final) et de package (Aymeric)</text:p>
      <text:p text:style-name="P3"><text:tab/>•<text:tab/>Test de l’exception dans la fonction killed et de la méthode isAlive de la classe Player.java (Charles)</text:p>
      <text:p text:style-name="P3"><text:tab/>•<text:tab/>Création des tests pour la classe BombermanRulesApplier.java (Charles)</text:p>
      <text:p text:style-name="P3"><text:tab/>•<text:tab/>Ajout de commentaires pour tous les constructeurs et les méthodes restantes et suppression d’imports superflus (Charles).</text:p>
      <text:p text:style-name="P3"/>
      <text:p text:style-name="P3">26/01/2016</text:p>
      <text:p text:style-name="P3"><text:tab/>•<text:tab/>Suppression des règles overlapRule pour flame et bomb car inutiles. Ainsi que overlapRule pour box et centerFlame, également inutile. + correction de la javadoc pour tout le package game (Jérémy)</text:p>
      <text:p text:style-name="P3"><text:tab/>•<text:tab/>Suppression du paramètre nbLife qui était toujours appelé avec 1 pour le constructeur de la configuration du jeu et ajout de ce 1 dans le super du constructeur. (Jérémy)</text:p>
      <text:p text:style-name="P3"><text:tab/>•<text:tab/>Correction de la javadoc pour la classe Player. (Jérémy)</text:p>
      <text:p text:style-name="P3"/>
      <text:p text:style-name="P3">28/01/2016</text:p>
      <text:p text:style-name="P3"><text:tab/>•<text:tab/>Correction bug d’affichage de la flamme centrale lors de l’explosion de la bombe (Kévin, Charles)</text:p>
      <text:p text:style-name="P3"><text:tab/>•<text:tab/>Ajout d’une méthode de test pour la fonction end de la classe BombermanLevel (Kévin, Charles)</text:p>
      <text:p text:style-name="P3"><text:tab/>•<text:tab/>Changement du constructeur de la classe Player, ajout d’un url pour mettre différents sprite au différents player (Kévin)</text:p>
      <text:p text:style-name="P3"><text:tab/>•<text:tab/>Correction des tests suite a un changement de constructeur de la classe Player (Charles)</text:p>
      <text:p text:style-name="P3"><text:tab/>•<text:tab/>Correction du bug de la méthode explode de Bomb.java (Aymeric)</text:p>
      <text:p text:style-name="P3"><text:tab/>•<text:tab/>Ajout des dernières méthodes de tests pour la classe BombermanRulesApplier.java (Charles)</text:p>
      <text:p text:style-name="P3"/>
      <text:p text:style-name="P3">29/01/2016</text:p>
      <text:p text:style-name="P3"><text:tab/>• <text:tab/>Ajout des sprites corrigés et de la possibilité d'avoir 4 joueurs. (Kévin)</text:p>
      <text:p text:style-name="P3"><text:tab/>• <text:tab/>Ré-ajout des méthodes supprimés précedement dans <text:s/>BombermanRulesApplier.java (Pierre)</text:p>
      <text:p text:style-name="P3"><text:tab/>•<text:tab/>Correction de la possibilité de poser des bombes infiniments. (Jérémy)</text:p>
      <text:p text:style-name="P3"><text:tab/>• <text:tab/>Correction des tests dans BombermanRulesApplierTest.java et création de la classe MockBox dans les tests et suppression des getters inutiles. (Charles)</text:p>
      <text:p text:style-name="P3"><text:tab/>• <text:tab/>Ajout du README sur Github. (Kévin)</text:p>
      <text:p text:style-name="P3"><text:tab/>• <text:tab/>Mise à jour vers Maven et ses problèmes corrigés. (Aymeric)</text:p>
      <text:p text:style-name="P6"><text:tab/>• <text:tab/>Amélioration des tests dans BombermanLevelTest (Charles)</text:p>
      <text:p text:style-name="P6"><text:tab/>• <text:tab/>Suppression de BombermanUniverse (Aymeric)</text:p>
      <text:p text:style-name="P6"/>
      <text:p text:style-name="P6">30/01/2016</text:p>
      <text:p text:style-name="P6"><text:tab/>• <text:tab/>Suppression de BombermanUniverseViewPort (Aymeric)</text:p>
      <text:p text:style-name="P6"><text:tab/>• <text:tab/>Meilleur gestion du keyboard pour les joueurs (Aymeric)</text:p>
      <text:p text:style-name="P6"><text:tab/>• <text:tab/>Mise a jour des tests (Aymeric)</text:p>
      <text:p text:style-name="P6"/>
      <text:p text:style-name="P6">31/01/2016</text:p>
      <text:p text:style-name="P6"><text:tab/>• <text:tab/>Recherche d’une solution pour factoriser le code des classes MovableEntity et NoMovableEntity mais nous faisons face à un problème d’héritage. (Aymeric, Jérémy, Charles)</text:p>
      <text:p text:style-name="P6"><text:tab/>• <text:tab/>Remise en forme,création et correction de tous les commentaires dans le jeu (Charles, Jérémy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